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3:20:51.2928419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1T13:29:11.529941505</dc:date>
    <dc:creator>Jesus Castagnetto</dc:creator>
    <meta:editing-duration>P8DT21H49M29S</meta:editing-duration>
    <meta:editing-cycles>750</meta:editing-cycles>
    <meta:generator>LibreOffice/7.2.2.2$Linux_X86_64 LibreOffice_project/20$Build-2</meta:generator>
    <meta:document-statistic meta:table-count="1" meta:cell-count="6908" meta:object-count="0"/>
  </office:meta>
</office:document-meta>
</file>